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5cb" officeooo:paragraph-rsid="000c5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Worshop mit Lau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12:43.120627019</meta:creation-date>
    <dc:date>2023-02-28T11:13:18.889291978</dc:date>
    <meta:editing-duration>PT36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7.3.7.2$Linux_X86_64 LibreOffice_project/30$Build-2</meta:generator>
  </office:meta>
</office:document-meta>
</file>